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91in" style:rel-column-width="6765*"/>
    </style:style>
    <style:style style:name="Table1.B" style:family="table-column">
      <style:table-column-properties style:column-width="0.4736in" style:rel-column-width="4637*"/>
    </style:style>
    <style:style style:name="Table1.C" style:family="table-column">
      <style:table-column-properties style:column-width="1.8375in" style:rel-column-width="17991*"/>
    </style:style>
    <style:style style:name="Table1.D" style:family="table-column">
      <style:table-column-properties style:column-width="1.4958in" style:rel-column-width="14646*"/>
    </style:style>
    <style:style style:name="Table1.E" style:family="table-column">
      <style:table-column-properties style:column-width="2.1951in" style:rel-column-width="2149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77a9" officeooo:paragraph-rsid="000377a9"/>
    </style:style>
    <style:style style:name="P2" style:family="paragraph" style:parent-style-name="Standard">
      <style:text-properties officeooo:rsid="000377a9" officeooo:paragraph-rsid="0006bde0"/>
    </style:style>
    <style:style style:name="P3" style:family="paragraph" style:parent-style-name="Standard">
      <style:text-properties officeooo:rsid="000377a9" officeooo:paragraph-rsid="000f31af"/>
    </style:style>
    <style:style style:name="P4" style:family="paragraph" style:parent-style-name="Standard">
      <style:text-properties officeooo:rsid="000377a9" officeooo:paragraph-rsid="001025ed"/>
    </style:style>
    <style:style style:name="P5" style:family="paragraph" style:parent-style-name="Standard">
      <style:paragraph-properties fo:text-align="center" style:justify-single-word="false"/>
      <style:text-properties officeooo:rsid="000377a9" officeooo:paragraph-rsid="000377a9"/>
    </style:style>
    <style:style style:name="P6" style:family="paragraph" style:parent-style-name="Standard">
      <style:text-properties officeooo:rsid="000377a9" officeooo:paragraph-rsid="000d7176"/>
    </style:style>
    <style:style style:name="P7" style:family="paragraph" style:parent-style-name="Standard">
      <style:text-properties officeooo:rsid="0004faf3" officeooo:paragraph-rsid="0004faf3"/>
    </style:style>
    <style:style style:name="P8" style:family="paragraph" style:parent-style-name="Standard">
      <style:text-properties officeooo:rsid="0004faf3" officeooo:paragraph-rsid="000f31af"/>
    </style:style>
    <style:style style:name="P9" style:family="paragraph" style:parent-style-name="Standard">
      <style:text-properties officeooo:rsid="0004faf3" officeooo:paragraph-rsid="001025ed"/>
    </style:style>
    <style:style style:name="P10" style:family="paragraph" style:parent-style-name="Standard">
      <style:text-properties officeooo:rsid="0006bde0" officeooo:paragraph-rsid="000820ae"/>
    </style:style>
    <style:style style:name="P11" style:family="paragraph" style:parent-style-name="Standard">
      <style:text-properties officeooo:rsid="0006bde0" officeooo:paragraph-rsid="000d7176"/>
    </style:style>
    <style:style style:name="P12" style:family="paragraph" style:parent-style-name="Standard">
      <style:text-properties fo:font-style="italic" style:text-underline-style="solid" style:text-underline-width="auto" style:text-underline-color="font-color" officeooo:rsid="0006bde0" officeooo:paragraph-rsid="0006bde0" style:font-style-asian="italic" style:font-style-complex="italic"/>
    </style:style>
    <style:style style:name="P13" style:family="paragraph" style:parent-style-name="Standard">
      <style:text-properties fo:font-style="italic" style:text-underline-style="solid" style:text-underline-width="auto" style:text-underline-color="font-color" officeooo:rsid="0006bde0" officeooo:paragraph-rsid="00080f95" style:font-style-asian="italic" style:font-style-complex="italic"/>
    </style:style>
    <style:style style:name="P14" style:family="paragraph" style:parent-style-name="Standard">
      <style:text-properties fo:font-style="italic" style:text-underline-style="solid" style:text-underline-width="auto" style:text-underline-color="font-color" officeooo:rsid="00080f95" officeooo:paragraph-rsid="00080f95" style:font-style-asian="italic" style:font-style-complex="italic"/>
    </style:style>
    <style:style style:name="P15" style:family="paragraph" style:parent-style-name="Standard">
      <style:text-properties fo:font-style="italic" officeooo:rsid="0006bde0" officeooo:paragraph-rsid="0006bde0" style:font-style-asian="italic" style:font-style-complex="italic"/>
    </style:style>
    <style:style style:name="P16" style:family="paragraph" style:parent-style-name="Standard">
      <style:text-properties fo:font-style="italic" officeooo:rsid="0006bde0" officeooo:paragraph-rsid="000820ae" style:font-style-asian="italic" style:font-style-complex="italic"/>
    </style:style>
    <style:style style:name="P17" style:family="paragraph" style:parent-style-name="Standard">
      <style:paragraph-properties fo:text-align="center" style:justify-single-word="false"/>
      <style:text-properties fo:font-size="22pt" officeooo:rsid="0006bde0" officeooo:paragraph-rsid="0006bde0" style:font-size-asian="22pt" style:font-size-complex="22pt"/>
    </style:style>
    <style:style style:name="P18" style:family="paragraph" style:parent-style-name="Standard">
      <style:text-properties officeooo:rsid="00080f95" officeooo:paragraph-rsid="000820ae"/>
    </style:style>
    <style:style style:name="P19" style:family="paragraph" style:parent-style-name="Standard">
      <style:text-properties officeooo:rsid="000820ae" officeooo:paragraph-rsid="000820ae"/>
    </style:style>
    <style:style style:name="P20" style:family="paragraph" style:parent-style-name="Standard">
      <style:text-properties fo:font-weight="normal" officeooo:rsid="001025ed" officeooo:paragraph-rsid="0004faf3" style:font-weight-asian="normal" style:font-weight-complex="normal"/>
    </style:style>
    <style:style style:name="P21" style:family="paragraph" style:parent-style-name="Standard">
      <style:text-properties fo:font-weight="normal" officeooo:rsid="001025ed" officeooo:paragraph-rsid="001025ed" style:font-weight-asian="normal" style:font-weight-complex="normal"/>
    </style:style>
    <style:style style:name="P22" style:family="paragraph" style:parent-style-name="Standard">
      <style:text-properties officeooo:rsid="000a8328" officeooo:paragraph-rsid="000377a9"/>
    </style:style>
    <style:style style:name="P23" style:family="paragraph" style:parent-style-name="Standard">
      <style:text-properties fo:font-weight="bold" officeooo:rsid="0006bde0" officeooo:paragraph-rsid="000d7176" style:font-weight-asian="bold" style:font-weight-complex="bold"/>
    </style:style>
    <style:style style:name="P24" style:family="paragraph" style:parent-style-name="Standard">
      <style:text-properties fo:font-weight="bold" officeooo:rsid="001025ed" officeooo:paragraph-rsid="001025ed" style:font-weight-asian="bold" style:font-weight-complex="bold"/>
    </style:style>
    <style:style style:name="P25" style:family="paragraph" style:parent-style-name="Standard">
      <style:text-properties fo:font-weight="bold" officeooo:rsid="001025ed" officeooo:paragraph-rsid="0004faf3" style:font-weight-asian="bold" style:font-weight-complex="bold"/>
    </style:style>
    <style:style style:name="P26" style:family="paragraph" style:parent-style-name="Standard">
      <style:text-properties fo:font-weight="bold" officeooo:paragraph-rsid="0004faf3" style:font-weight-asian="bold" style:font-weight-complex="bold"/>
    </style:style>
    <style:style style:name="P27" style:family="paragraph" style:parent-style-name="Standard">
      <style:text-properties fo:font-weight="bold" officeooo:rsid="0013d44c" officeooo:paragraph-rsid="0013d44c" style:font-weight-asian="bold" style:font-weight-complex="bold"/>
    </style:style>
    <style:style style:name="P28" style:family="paragraph" style:parent-style-name="Standard">
      <style:text-properties officeooo:rsid="000f31af" officeooo:paragraph-rsid="000f31af"/>
    </style:style>
    <style:style style:name="P29" style:family="paragraph" style:parent-style-name="Standard">
      <style:text-properties officeooo:rsid="000f31af" officeooo:paragraph-rsid="001025ed"/>
    </style:style>
    <style:style style:name="P30" style:family="paragraph" style:parent-style-name="Standard">
      <style:text-properties officeooo:rsid="0013d44c" officeooo:paragraph-rsid="0013d44c"/>
    </style:style>
    <style:style style:name="P31" style:family="paragraph" style:parent-style-name="Standard">
      <style:text-properties style:font-name="Liberation Serif1" officeooo:rsid="000f31af" officeooo:paragraph-rsid="000f31af" style:font-name-asian="Liberation Serif1" style:font-name-complex="Liberation Serif1"/>
    </style:style>
    <style:style style:name="P32" style:family="paragraph" style:parent-style-name="Standard">
      <style:text-properties style:font-name="Liberation Serif1" fo:font-weight="bold" officeooo:rsid="001025ed" officeooo:paragraph-rsid="000f31af" style:font-name-asian="Liberation Serif1" style:font-weight-asian="bold" style:font-name-complex="Liberation Serif1" style:font-weight-complex="bold"/>
    </style:style>
    <style:style style:name="P33" style:family="paragraph" style:parent-style-name="Standard">
      <style:text-properties officeooo:rsid="00156c71" officeooo:paragraph-rsid="00156c71"/>
    </style:style>
    <style:style style:name="P34" style:family="paragraph" style:parent-style-name="Standard">
      <style:text-properties officeooo:rsid="0016adde" officeooo:paragraph-rsid="0016adde"/>
    </style:style>
    <style:style style:name="P35" style:family="paragraph" style:parent-style-name="Standard">
      <style:paragraph-properties fo:break-before="page"/>
      <style:text-properties officeooo:rsid="0006bde0" officeooo:paragraph-rsid="000d7176"/>
    </style:style>
    <style:style style:name="P36" style:family="paragraph" style:parent-style-name="Standard">
      <style:paragraph-properties fo:break-before="page"/>
      <style:text-properties fo:font-weight="bold" officeooo:rsid="001025ed" officeooo:paragraph-rsid="0004faf3" style:font-weight-asian="bold" style:font-weight-complex="bold"/>
    </style:style>
    <style:style style:name="P37" style:family="paragraph" style:parent-style-name="Standard">
      <style:paragraph-properties fo:text-align="center" style:justify-single-word="false" fo:break-before="page"/>
      <style:text-properties fo:font-size="18pt" fo:font-weight="normal" officeooo:rsid="000f31af" officeooo:paragraph-rsid="000f31af" style:font-size-asian="18pt" style:font-weight-asian="normal" style:font-size-complex="18pt" style:font-weight-complex="normal"/>
    </style:style>
    <style:style style:name="P38" style:family="paragraph" style:parent-style-name="Standard">
      <style:paragraph-properties fo:break-before="page"/>
      <style:text-properties fo:font-style="italic" style:text-underline-style="solid" style:text-underline-width="auto" style:text-underline-color="font-color" officeooo:rsid="0006bde0" officeooo:paragraph-rsid="000820ae" style:font-style-asian="italic" style:font-style-complex="italic"/>
    </style:style>
    <style:style style:name="P39" style:family="paragraph" style:parent-style-name="Table_20_Contents">
      <style:text-properties officeooo:rsid="0006bde0" officeooo:paragraph-rsid="000d7176"/>
    </style:style>
    <style:style style:name="P40" style:family="paragraph" style:parent-style-name="Table_20_Contents">
      <style:text-properties officeooo:paragraph-rsid="000d7176"/>
    </style:style>
    <style:style style:name="P41" style:family="paragraph" style:parent-style-name="Table_20_Contents">
      <style:text-properties officeooo:rsid="001025ed" officeooo:paragraph-rsid="001025ed"/>
    </style:style>
    <style:style style:name="P42" style:family="paragraph" style:parent-style-name="Standard" style:list-style-name="L1">
      <style:text-properties fo:font-style="italic" officeooo:rsid="0006bde0" officeooo:paragraph-rsid="0006bde0" style:font-style-asian="italic" style:font-style-complex="italic"/>
    </style:style>
    <style:style style:name="P43" style:family="paragraph" style:parent-style-name="Standard" style:list-style-name="L1">
      <style:text-properties fo:font-style="italic" officeooo:rsid="0009a949" officeooo:paragraph-rsid="0009a949" style:font-style-asian="italic" style:font-style-complex="italic"/>
    </style:style>
    <style:style style:name="P44" style:family="paragraph" style:parent-style-name="Standard" style:list-style-name="L2">
      <style:text-properties fo:font-style="italic" officeooo:rsid="00080f95" officeooo:paragraph-rsid="00080f95" style:font-style-asian="italic" style:font-style-complex="italic"/>
    </style:style>
    <style:style style:name="P45" style:family="paragraph" style:parent-style-name="Standard" style:list-style-name="L2">
      <style:text-properties fo:font-style="italic" officeooo:rsid="000377a9" officeooo:paragraph-rsid="00080f95" style:font-style-asian="italic" style:font-style-complex="italic"/>
    </style:style>
    <style:style style:name="P46" style:family="paragraph" style:parent-style-name="Standard" style:list-style-name="L1">
      <style:text-properties fo:font-style="italic" officeooo:rsid="000820ae" officeooo:paragraph-rsid="000820ae" style:font-style-asian="italic" style:font-style-complex="italic"/>
    </style:style>
    <style:style style:name="P47" style:family="paragraph" style:parent-style-name="Standard" style:list-style-name="L3">
      <style:text-properties fo:font-weight="normal" officeooo:rsid="000377a9" officeooo:paragraph-rsid="000f31af" style:font-weight-asian="normal" style:font-weight-complex="normal"/>
    </style:style>
    <style:style style:name="P48" style:family="paragraph" style:parent-style-name="Standard" style:list-style-name="L3">
      <style:text-properties fo:font-weight="normal" officeooo:rsid="000820ae" officeooo:paragraph-rsid="000f31af" style:font-weight-asian="normal" style:font-weight-complex="normal"/>
    </style:style>
    <style:style style:name="P49" style:family="paragraph" style:parent-style-name="Standard" style:list-style-name="L3">
      <style:text-properties officeooo:rsid="000377a9" officeooo:paragraph-rsid="000f31af"/>
    </style:style>
    <style:style style:name="P50" style:family="paragraph" style:parent-style-name="Standard">
      <style:text-properties officeooo:rsid="000377a9" officeooo:paragraph-rsid="001aabad"/>
    </style:style>
    <style:style style:name="P51" style:family="paragraph" style:parent-style-name="Standard" style:list-style-name="L3">
      <style:text-properties officeooo:rsid="000820ae" officeooo:paragraph-rsid="000f31af"/>
    </style:style>
    <style:style style:name="P52" style:family="paragraph" style:parent-style-name="Standard" style:list-style-name="L3">
      <style:text-properties officeooo:rsid="0009a949" officeooo:paragraph-rsid="000f31af"/>
    </style:style>
    <style:style style:name="P53" style:family="paragraph" style:parent-style-name="Standard" style:list-style-name="L3">
      <style:text-properties officeooo:rsid="000a8328" officeooo:paragraph-rsid="000f31af"/>
    </style:style>
    <style:style style:name="P54" style:family="paragraph" style:parent-style-name="Standard">
      <style:text-properties officeooo:rsid="0013d44c" officeooo:paragraph-rsid="001aabad"/>
    </style:style>
    <style:style style:name="P55" style:family="paragraph" style:parent-style-name="Standard">
      <style:text-properties fo:font-weight="bold" officeooo:rsid="0006bde0" officeooo:paragraph-rsid="001aabad" style:font-weight-asian="bold" style:font-weight-complex="bold"/>
    </style:style>
    <style:style style:name="P56" style:family="paragraph" style:parent-style-name="Standard">
      <style:text-properties fo:font-weight="bold" officeooo:rsid="0013d44c" officeooo:paragraph-rsid="001aabad" style:font-weight-asian="bold" style:font-weight-complex="bold"/>
    </style:style>
    <style:style style:name="P57" style:family="paragraph" style:parent-style-name="Standard">
      <style:text-properties officeooo:rsid="0006bde0" officeooo:paragraph-rsid="001aabad"/>
    </style:style>
    <style:style style:name="P58" style:family="paragraph" style:parent-style-name="Standard">
      <style:text-properties officeooo:rsid="0016adde" officeooo:paragraph-rsid="001aabad"/>
    </style:style>
    <style:style style:name="P59" style:family="paragraph" style:parent-style-name="Standard">
      <style:text-properties officeooo:rsid="00156c71" officeooo:paragraph-rsid="001aabad"/>
    </style:style>
    <style:style style:name="P60" style:family="paragraph" style:parent-style-name="Standard">
      <style:paragraph-properties fo:break-before="page"/>
      <style:text-properties officeooo:rsid="0006bde0" officeooo:paragraph-rsid="001aabad"/>
    </style:style>
    <style:style style:name="P61" style:family="paragraph" style:parent-style-name="Table_20_Contents">
      <style:text-properties officeooo:rsid="0006bde0" officeooo:paragraph-rsid="001aabad"/>
    </style:style>
    <style:style style:name="P62" style:family="paragraph" style:parent-style-name="Table_20_Contents">
      <style:text-properties officeooo:rsid="001025ed" officeooo:paragraph-rsid="001aabad"/>
    </style:style>
    <style:style style:name="P63" style:family="paragraph" style:parent-style-name="Table_20_Contents">
      <style:text-properties officeooo:paragraph-rsid="001aabad"/>
    </style:style>
    <style:style style:name="T1" style:family="text">
      <style:text-properties officeooo:rsid="00080f95"/>
    </style:style>
    <style:style style:name="T2" style:family="text">
      <style:text-properties officeooo:rsid="000820ae"/>
    </style:style>
    <style:style style:name="T3" style:family="text">
      <style:text-properties officeooo:rsid="000a897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f31af" style:font-style-asian="italic" style:font-style-complex="italic"/>
    </style:style>
    <style:style style:name="T6" style:family="text">
      <style:text-properties fo:font-style="italic" officeooo:rsid="001025ed" style:font-style-asian="italic" style:font-style-complex="italic"/>
    </style:style>
    <style:style style:name="T7" style:family="text">
      <style:text-properties officeooo:rsid="000d7176"/>
    </style:style>
    <style:style style:name="T8" style:family="text">
      <style:text-properties fo:font-weight="normal" officeooo:rsid="000d7176" style:font-weight-asian="normal" style:font-weight-complex="normal"/>
    </style:style>
    <style:style style:name="T9" style:family="text">
      <style:text-properties style:font-name="Liberation Serif1" style:font-name-asian="Liberation Serif1" style:font-name-complex="Liberation Serif1"/>
    </style:style>
    <style:style style:name="T10" style:family="text">
      <style:text-properties style:font-name="Liberation Serif1" fo:font-weight="bold" officeooo:rsid="001025ed" style:font-name-asian="Liberation Serif1" style:font-weight-asian="bold" style:font-name-complex="Liberation Serif1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025ed" style:font-weight-asian="bold" style:font-weight-complex="bold"/>
    </style:style>
    <style:style style:name="T13" style:family="text">
      <style:text-properties officeooo:rsid="001025ed"/>
    </style:style>
    <style:style style:name="T14" style:family="text">
      <style:text-properties officeooo:rsid="00141c49"/>
    </style:style>
    <style:style style:name="T15" style:family="text">
      <style:text-properties officeooo:rsid="00156c71"/>
    </style:style>
    <style:style style:name="T16" style:family="text">
      <style:text-properties officeooo:rsid="001851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Testprotokoll</text:p>
      <text:p text:style-name="P17">Benutzerfreundlichkeit des DIbuggers</text:p>
      <text:p text:style-name="P1"/>
      <text:p text:style-name="P2"/>
      <text:p text:style-name="P12">Anweisung an die Testleitung:</text:p>
      <text:list xml:id="list1037004876" text:style-name="L1">
        <text:list-item>
          <text:p text:style-name="P42">Sorge für eine ruhige Umgebung und ausreichend Zeit.</text:p>
        </text:list-item>
        <text:list-item>
          <text:p text:style-name="P43">Stelle sicher, dass dein Desktop die Dateien „nutzertest.rdb<text:span text:style-name="T3">f</text:span>“ und „nutzertest2.rdb<text:span text:style-name="T3">f</text:span>“ enthält.</text:p>
        </text:list-item>
        <text:list-item>
          <text:p text:style-name="P42">Stelle sicher, dass das Programm geöffnet ist, <text:span text:style-name="T2">eine Möglichkeit zum Zeitstoppen existiert,</text:span> der Computer genug Strom hat, etc. Die Versuchsperson soll das Programm allerdings noch nicht sehen.</text:p>
        </text:list-item>
        <text:list-item>
          <text:p text:style-name="P42">Lies den Testpersonen die Testanweisung vor, auch wenn es dir komisch vorkommt. Dies dient der Standardisierung.</text:p>
        </text:list-item>
        <text:list-item>
          <text:p text:style-name="P42">Frage vor Beginn ab, ob eine Audio-Aufnahme in Ordnung ist.</text:p>
        </text:list-item>
      </text:list>
      <text:p text:style-name="P1"/>
      <text:p text:style-name="P13">Anweisung an die Testleitung:</text:p>
      <text:list xml:id="list140007744442606" text:continue-numbering="true" text:style-name="L1">
        <text:list-item>
          <text:p text:style-name="P42">Folgendes Vorlesen:</text:p>
        </text:list-item>
      </text:list>
      <text:p text:style-name="P15"/>
      <table:table table:name="Table3" table:style-name="Table3">
        <table:table-column table:style-name="Table3.A"/>
        <table:table-row>
          <table:table-cell table:style-name="Table3.A1" office:value-type="string">
            <text:p text:style-name="P10">Liebe Teilnehmerin, lieber Teilnehmer!</text:p>
            <text:p text:style-name="P10">Vielen Dank, dass du an unserer Nutzerstudie teilnimmst. Im Rahmen unseres PSE-Projektes haben wir ein Programm entwickelt, dessen Nutzerfreundlichkeit und Erlernbarkeit wir nun erproben wollen. <text:span text:style-name="T1">Deine Teilnahme hilft uns sehr!</text:span></text:p>
            <text:p text:style-name="P19">Unser Programm erfüllt die normalen Funktionen eines Debuggers, wie das Setzen von Breakpoints. Zusätzlich können mehrere Programme gleichzeitig gedebuggt und verglichen werden.</text:p>
            <text:p text:style-name="P18">Der Ablauf wird folgendermaßen sein:</text:p>
            <text:p text:style-name="P10">Zunächst wirst du einige standardisierte Anwendungsfälle ausführen. Diese werden dir jeweils vorgelesen werden. <text:span text:style-name="T1">Bitte versuche, dabei „laut zu denken“. Zum Beispiel: „Ich frage mich, wie ich X tun kann.“ Oder: „Ich suche gerade eine Funktion, um Y zu tun.“ Das ist am Anfang ungewohnt, aber deine Testleitung wird dich ggf. mit Fragen dabei unterstützen.</text:span></text:p>
            <text:p text:style-name="P18">Das hilft uns, Schwachstellen und Schwierigkeiten des Programmes zu entdecken. </text:p>
            <text:p text:style-name="P18">Versuche zunächst, die Aufgabe im Programm ohne Hilfe zu lösen.</text:p>
            <text:p text:style-name="P18">Solltest du danach nicht weiterkommen, ziehe bitte das Nutzermanual zu Rate. Auch hier gilt, dass uns dein lautes Denken weiterbringt. Du könntest zum Beispiel sagen: „Ich suche einen Eintrag zum Thema Z.“</text:p>
            <text:p text:style-name="P18">Solltest du auch hier nicht weiterkommen, kannst du deine Testleitung fragen.</text:p>
            <text:p text:style-name="P18">Im Anschluss an den Praxisteil haben wir noch ein paar Fragen an dich.</text:p>
            <text:p text:style-name="P18">Wenn du dich unwohl fühlen solltest, ist es jederzeit möglich, das Experiment zu unterbrechen.</text:p>
            <text:p text:style-name="P19">Hast du noch Fragen?</text:p>
          </table:table-cell>
        </table:table-row>
      </table:table>
      <text:p text:style-name="P15"/>
      <text:p text:style-name="P14"/>
      <text:p text:style-name="P14">Anweisung an die Testleitung:</text:p>
      <text:list xml:id="list4047969325" text:style-name="L2">
        <text:list-item>
          <text:p text:style-name="P44">Starte (bei Einverständnis) nun die Audioaufnahme.</text:p>
        </text:list-item>
        <text:list-item>
          <text:p text:style-name="P44">Wenn du Antworten auf Fragen gibst, sollten diese ebenfalls auf der Aufnahme zu hören sein.</text:p>
        </text:list-item>
        <text:list-item>
          <text:p text:style-name="P44">Falls die Testperson das „laute Denken“ vergisst, kannst du sie mit Nachfragen dazu anhalten, zum Beispiel:</text:p>
          <text:list>
            <text:list-item>
              <text:p text:style-name="P45">„Was denkst du gerade?“</text:p>
            </text:list-item>
            <text:list-item>
              <text:p text:style-name="P45">„Bist du auf eine Schwierigkeit gestoßen?“</text:p>
            </text:list-item>
            <text:list-item>
              <text:p text:style-name="P45">„Worüber denkst du nach?“</text:p>
            </text:list-item>
          </text:list>
        </text:list-item>
      </text:list>
      <text:p text:style-name="P38">Anweisung an die Testleitung:</text:p>
      <text:list xml:id="list140007954313101" text:continue-list="list140007744442606" text:style-name="L1">
        <text:list-item>
          <text:p text:style-name="P46">Lies jeweils die Aufgabenstellung vor und lasse sie von der Versuchsperson bearbeiten.</text:p>
        </text:list-item>
        <text:list-item>
          <text:p text:style-name="P46">Stoppe bei jeder Aufgabe die Zeit und dokumentiere sie in der angefügten Tabelle.</text:p>
        </text:list-item>
        <text:list-item>
          <text:p text:style-name="P46">Die Überschrift soll mit vorgelesen werden.</text:p>
        </text:list-item>
      </text:list>
      <text:p text:style-name="P16"/>
      <table:table table:name="Table4" table:style-name="Table4">
        <table:table-column table:style-name="Table4.A"/>
        <table:table-row>
          <table:table-cell table:style-name="Table4.A1" office:value-type="string">
            <text:p text:style-name="P3">Aufgaben:</text:p>
            <text:list xml:id="list3909955702" text:style-name="L3">
              <text:list-item>
                <text:p text:style-name="P47">Lass <text:span text:style-name="T2">dir</text:span> das Nutzermanual anzeigen.</text:p>
              </text:list-item>
              <text:list-item>
                <text:p text:style-name="P47">Änder<text:span text:style-name="T2">e</text:span> die Sprache zu einer Sprache <text:span text:style-name="T2">deiner</text:span> Wahl.</text:p>
              </text:list-item>
              <text:list-item>
                <text:p text:style-name="P48">Füge ein neues Programmfenster hinzu.</text:p>
              </text:list-item>
              <text:list-item>
                <text:p text:style-name="P48">Lösche ein Programmfenster.</text:p>
              </text:list-item>
              <text:list-item>
                <text:p text:style-name="P47">Einfache Addition</text:p>
                <text:list>
                  <text:list-item>
                    <text:p text:style-name="P49"><text:span text:style-name="T2">Schreibe in einem der Textfenster ein Programm zur Addition zweier Zahlen. </text:span>Das Programm soll zwei Zahlen als Input nehmen und die Summe wieder ausgeben.</text:p>
                  </text:list-item>
                  <text:list-item>
                    <text:p text:style-name="P49">Lass <text:span text:style-name="T2">dir vom</text:span> Programm die Summe berechnen.</text:p>
                  </text:list-item>
                  <text:list-item>
                    <text:p text:style-name="P49">Lass <text:span text:style-name="T2">dir</text:span> <text:span text:style-name="T7">in einer beliebigen Zeile </text:span>den Wert aller Variablen <text:span text:style-name="T7">deines Programmes </text:span>anzeigen.</text:p>
                  </text:list-item>
                </text:list>
              </text:list-item>
              <text:list-item>
                <text:p text:style-name="P49">Addition mit zwei Funktionen</text:p>
                <text:list>
                  <text:list-item>
                    <text:p text:style-name="P51">Verändere dein Programm nun so, dass eine Funktion die zwei zu addierenden Zahlen empfängt, diese aber an eine andere Funktion zur Addition weitergibt.</text:p>
                  </text:list-item>
                  <text:list-item>
                    <text:p text:style-name="P52">Speichere deine Programme.</text:p>
                  </text:list-item>
                </text:list>
              </text:list-item>
              <text:list-item>
                <text:p text:style-name="P49">Vergleich <text:span text:style-name="T2">von zwei vorgelieferten Programmen.</text:span></text:p>
                <text:p text:style-name="P51">Hinweis: Es gibt verschiedene Möglichkeiten, die folgenden Aufgabenteile zu lösen.</text:p>
                <text:list>
                  <text:list-item>
                    <text:p text:style-name="P51">Lade vom Desktop die Datei „nutzertest.rdb<text:span text:style-name="T3">f</text:span>“</text:p>
                  </text:list-item>
                  <text:list-item>
                    <text:p text:style-name="P52">Finde die Stelle, an der die Variablen <text:span text:style-name="T14">b</text:span> aus Programm A und <text:span text:style-name="T14">d aus Programm </text:span>B denselben Wert haben. <text:span text:style-name="T16">((Alternativ: An der Variable b aus A den Wert 16 hat.))</text:span></text:p>
                  </text:list-item>
                  <text:list-item>
                    <text:p text:style-name="P52">Lass dir zu jedem Zeitpunkt die Differenz von Variable <text:span text:style-name="T14">c</text:span> aus Programm A und Variable <text:span text:style-name="T14">i</text:span> aus Programm B anzeigen.</text:p>
                  </text:list-item>
                  <text:list-item>
                    <text:p text:style-name="P52">Sorge dafür, dass das Programm anhält, sobald Variable <text:span text:style-name="T14">b</text:span> aus Programm <text:span text:style-name="T14">A </text:span>und Variable <text:span text:style-name="T14">d</text:span> aus Programm B denselben Wert haben.</text:p>
                  </text:list-item>
                </text:list>
              </text:list-item>
              <text:list-item>
                <text:p text:style-name="P53">Lösche eine Watch-Expression.</text:p>
              </text:list-item>
            </text:list>
          </table:table-cell>
        </table:table-row>
      </table:table>
      <text:p text:style-name="P22"/>
      <text:p text:style-name="P37">Allgemeine Informationen</text:p>
      <text:p text:style-name="P28"/>
      <text:p text:style-name="P28"><text:span text:style-name="T12">1. </text:span><text:span text:style-name="T11">Alter: </text:span>______</text:p>
      <text:p text:style-name="P28"/>
      <text:p text:style-name="P28"><text:span text:style-name="T12">2. Geschlecht: </text:span><text:s text:c="8"/><text:span text:style-name="T9">□ <text:s/>weiblich<text:tab/><text:tab/>□ <text:s/>männlich</text:span></text:p>
      <text:p text:style-name="P31"/>
      <text:p text:style-name="P28"><text:span text:style-name="T10">3. Beruf: </text:span><text:span text:style-name="T9">_______________________________________________</text:span></text:p>
      <text:p text:style-name="P31"/>
      <text:p text:style-name="P32">4. Was ist Dein Bezug zur Informatik?</text:p>
      <text:p text:style-name="P28"/>
      <text:p text:style-name="P31">________________________________________________________________________________</text:p>
      <text:p text:style-name="P28"/>
      <text:p text:style-name="P32">5. Was ist Deine Erfahrung im Umgang mit Programmen zum Debuggen von Software?</text:p>
      <text:p text:style-name="P31"/>
      <text:p text:style-name="P31">________________________________________________________________________________</text:p>
      <text:p text:style-name="P1"/>
      <text:p text:style-name="P24">6. Wie intuitiv war die Nutzung des Dibuggers für dich?</text:p>
      <text:p text:style-name="P9"><text:span text:style-name="T4">(1 </text:span><text:span text:style-name="T5">= </text:span><text:span text:style-name="T4">nicht intuitiv, </text:span><text:span text:style-name="T5">5</text:span><text:span text:style-name="T4"> </text:span><text:span text:style-name="T5">= </text:span><text:span text:style-name="T4">intuitiv)</text:span></text:p>
      <text:p text:style-name="P8"/>
      <text:p text:style-name="P28"><text:span text:style-name="T4">(nicht intuitiv)<text:tab/></text:span> <text:s/><text:tab/>1<text:tab/><text:tab/>2<text:tab/><text:tab/>3<text:tab/><text:tab/>4<text:tab/><text:tab/>5 <text:s text:c="2"/><text:span text:style-name="T4">(intuitiv)</text:span></text:p>
      <text:p text:style-name="P28"><text:tab/><text:tab/><text:tab/> <text:span text:style-name="T9">□ <text:s/><text:tab/><text:tab/>□ <text:s/><text:tab/><text:tab/>□ <text:s/><text:tab/><text:tab/>□ <text:s/><text:tab/><text:tab/>□ <text:s/></text:span></text:p>
      <text:p text:style-name="P1"/>
      <text:p text:style-name="P7"/>
      <text:p text:style-name="P25">7. Wie nutzerfreundlich hast du den Dibugger empfunden?</text:p>
      <text:p text:style-name="P9"><text:span text:style-name="T4">(1 </text:span><text:span text:style-name="T5">= </text:span><text:span text:style-name="T4">nicht </text:span><text:span text:style-name="T6">nutzerfreundlich</text:span><text:span text:style-name="T4">, </text:span><text:span text:style-name="T5">5</text:span><text:span text:style-name="T4"> </text:span><text:span text:style-name="T5">= </text:span><text:span text:style-name="T6">nutzerfreundlich</text:span><text:span text:style-name="T4">)</text:span></text:p>
      <text:p text:style-name="P9"/>
      <text:p text:style-name="P29"><text:span text:style-name="T4">(nicht </text:span><text:span text:style-name="T6">nutzerfreundl.</text:span><text:span text:style-name="T4">)</text:span> <text:s text:c="2"/>1<text:tab/><text:tab/>2<text:tab/><text:tab/>3<text:tab/><text:tab/>4<text:tab/><text:tab/>5 <text:s text:c="2"/><text:span text:style-name="T4">(</text:span><text:span text:style-name="T6">nutzerfreundl.</text:span><text:span text:style-name="T4">)</text:span></text:p>
      <text:p text:style-name="P29"><text:tab/><text:tab/> <text:s text:c="10"/><text:tab/> <text:span text:style-name="T9">□ <text:s/><text:tab/><text:tab/>□ <text:s/><text:tab/><text:tab/>□ <text:s/><text:tab/><text:tab/>□ <text:s/><text:tab/><text:tab/>□ <text:s/></text:span></text:p>
      <text:p text:style-name="P4"/>
      <text:p text:style-name="P7"/>
      <text:p text:style-name="P25">8. Wie hilfreich fanden Sie das Nutzermanual?</text:p>
      <text:p text:style-name="P9"><text:span text:style-name="T4">(1 </text:span><text:span text:style-name="T5">= </text:span><text:span text:style-name="T4">nicht </text:span><text:span text:style-name="T6">hilfreich</text:span><text:span text:style-name="T4">, </text:span><text:span text:style-name="T5">5</text:span><text:span text:style-name="T4"> </text:span><text:span text:style-name="T5">= </text:span><text:span text:style-name="T6">hilfreich</text:span><text:span text:style-name="T4">)</text:span></text:p>
      <text:p text:style-name="P9"/>
      <text:p text:style-name="P29"><text:span text:style-name="T4">(nicht </text:span><text:span text:style-name="T6">hilfreich</text:span><text:span text:style-name="T4">)</text:span> <text:s/><text:tab/>1<text:tab/><text:tab/>2<text:tab/><text:tab/>3<text:tab/><text:tab/>4<text:tab/><text:tab/>5 <text:s text:c="2"/><text:span text:style-name="T4">(</text:span><text:span text:style-name="T6">hilfreich</text:span><text:span text:style-name="T4">)</text:span></text:p>
      <text:p text:style-name="P29"><text:tab/><text:tab/><text:tab/> <text:span text:style-name="T9">□ <text:s/><text:tab/><text:tab/>□ <text:s/><text:tab/><text:tab/>□ <text:s/><text:tab/><text:tab/>□ <text:s/><text:tab/><text:tab/>□ <text:s/></text:span></text:p>
      <text:p text:style-name="P4"/>
      <text:p text:style-name="P24">9. An welcher Stelle hattest du bei der Nutzung des Programms besondere Schwierigkeiten?</text:p>
      <text:p text:style-name="P21"/>
      <text:p text:style-name="P21">______________________________________________________________________________</text:p>
      <text:p text:style-name="P20"/>
      <text:p text:style-name="P20">______________________________________________________________________________</text:p>
      <text:p text:style-name="P20"/>
      <text:p text:style-name="P20"/>
      <text:p text:style-name="P25">10. Was hätte dir den Einstieg in das Programm erleichtert?</text:p>
      <text:p text:style-name="P21"/>
      <text:p text:style-name="P21">______________________________________________________________________________</text:p>
      <text:p text:style-name="P21"/>
      <text:p text:style-name="P21">______________________________________________________________________________</text:p>
      <text:p text:style-name="P21"/>
      <text:p text:style-name="P25"/>
      <text:p text:style-name="P36">11. An welcher Stelle hattest du bei der Nutzung des Manuals besondere Schwierigkeiten?</text:p>
      <text:p text:style-name="P21"/>
      <text:p text:style-name="P21">______________________________________________________________________________</text:p>
      <text:p text:style-name="P21"/>
      <text:p text:style-name="P21">______________________________________________________________________________</text:p>
      <text:p text:style-name="P21"/>
      <text:p text:style-name="P21"/>
      <text:p text:style-name="P25">12. Was hätte dir die Nutzung des Manuals erleichtert?</text:p>
      <text:p text:style-name="P21"/>
      <text:p text:style-name="P21">______________________________________________________________________________</text:p>
      <text:p text:style-name="P21"/>
      <text:p text:style-name="P21">______________________________________________________________________________</text:p>
      <text:p text:style-name="P21"/>
      <text:p text:style-name="P25"/>
      <text:p text:style-name="P25">13. Gibt es eine Funktion oder einen Hinweis, den du vermisst hast?</text:p>
      <text:p text:style-name="P21"/>
      <text:p text:style-name="P21">______________________________________________________________________________</text:p>
      <text:p text:style-name="P21"/>
      <text:p text:style-name="P21">______________________________________________________________________________</text:p>
      <text:p text:style-name="P21"/>
      <text:p text:style-name="P26"/>
      <text:p text:style-name="P25">14. Hier ist Platz für weitere Anmerkungen und Verbesserungsvorschläge:</text:p>
      <text:p text:style-name="P21"/>
      <text:p text:style-name="P21">______________________________________________________________________________</text:p>
      <text:p text:style-name="P21"/>
      <text:p text:style-name="P21">______________________________________________________________________________</text:p>
      <text:p text:style-name="P21"/>
      <text:p text:style-name="P7"/>
      <text:p text:style-name="P1"/>
      <text:p text:style-name="P1"/>
      <text:p text:style-name="P5">Vielen Dank für <text:span text:style-name="T13">Deine</text:span> Teilnahme! <text:span text:style-name="T13">Du hast uns damit sehr geholfen!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0"/>
      <text:p text:style-name="P60"/>
      <text:p text:style-name="P55"><text:span text:style-name="T7">Auswertung</text:span><text:span text:style-name="T8">:</text:span></text:p>
      <text:p text:style-name="P5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61">Aufgabe</text:p>
          </table:table-cell>
          <table:table-cell table:style-name="Table1.A1" office:value-type="string">
            <text:p text:style-name="P61">Zeit</text:p>
          </table:table-cell>
          <table:table-cell table:style-name="Table1.A1" office:value-type="string">
            <text:p text:style-name="P61">Abstürz-Fehler</text:p>
          </table:table-cell>
          <table:table-cell table:style-name="Table1.A1" office:value-type="string">
            <text:p text:style-name="P61">Zeitverlust-Fehler</text:p>
          </table:table-cell>
          <table:table-cell table:style-name="Table1.E1" office:value-type="string">
            <text:p text:style-name="P61">Ärgernisse</text:p>
          </table:table-cell>
        </table:table-row>
        <table:table-row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E2" office:value-type="string">
            <text:p text:style-name="P63"/>
          </table:table-cell>
        </table:table-row>
        <table:table-row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E2" office:value-type="string">
            <text:p text:style-name="P63"/>
          </table:table-cell>
        </table:table-row>
        <table:table-row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E2" office:value-type="string">
            <text:p text:style-name="P63"/>
          </table:table-cell>
        </table:table-row>
        <table:table-row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E2" office:value-type="string">
            <text:p text:style-name="P63"/>
          </table:table-cell>
        </table:table-row>
        <table:table-row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E2" office:value-type="string">
            <text:p text:style-name="P63"/>
          </table:table-cell>
        </table:table-row>
        <table:table-row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E2" office:value-type="string">
            <text:p text:style-name="P63"/>
          </table:table-cell>
        </table:table-row>
        <table:table-row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E2" office:value-type="string">
            <text:p text:style-name="P63"/>
          </table:table-cell>
        </table:table-row>
        <table:table-row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E2" office:value-type="string">
            <text:p text:style-name="P63"/>
          </table:table-cell>
        </table:table-row>
        <table:table-row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E2" office:value-type="string">
            <text:p text:style-name="P63"/>
          </table:table-cell>
        </table:table-row>
        <table:table-row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E2" office:value-type="string">
            <text:p text:style-name="P63"/>
          </table:table-cell>
        </table:table-row>
      </table:table>
      <text:p text:style-name="P50"/>
      <text:p text:style-name="P50"/>
      <text:p text:style-name="P56">In Programm A:</text:p>
      <text:p text:style-name="P54"><text:bookmark-start text:name="__DdeLink__717_2631456723"/><text:bookmark-start text:name="__DdeLink__732_477697059"/><text:bookmark-start text:name="__DdeLink__707_2631456723"/><text:bookmark-start text:name="__DdeLink__721_2631456723"/><text:bookmark-start text:name="__DdeLink__709_2631456723"/><text:bookmark-start text:name="__DdeLink__713_2631456723"/>int main (int n) {</text:p>
      <text:p text:style-name="P54"><text:tab/>int a = 1;</text:p>
      <text:p text:style-name="P54"><text:tab/>int b = 0;</text:p>
      <text:p text:style-name="P54"><text:tab/><text:span text:style-name="T14">int c = 34723;</text:span></text:p>
      <text:p text:style-name="P54"><text:tab/>while (a &lt; 2*n) {</text:p>
      <text:p text:style-name="P54"><text:tab/><text:tab/>b = b + a;</text:p>
      <text:p text:style-name="P54"><text:tab/><text:tab/>a = a + 2;</text:p>
      <text:p text:style-name="P54"><text:tab/><text:tab/><text:span text:style-name="T14">c = c*a-b;</text:span></text:p>
      <text:p text:style-name="P54"><text:tab/>}</text:p>
      <text:p text:style-name="P54"><text:tab/>return b;</text:p>
      <text:p text:style-name="P54">}<text:bookmark-end text:name="__DdeLink__717_2631456723"/><text:bookmark-end text:name="__DdeLink__713_2631456723"/><text:bookmark-end text:name="__DdeLink__709_2631456723"/><text:bookmark-end text:name="__DdeLink__721_2631456723"/><text:bookmark-end text:name="__DdeLink__732_477697059"/></text:p>
      <text:p text:style-name="P54"/>
      <text:p text:style-name="P54"/>
      <text:p text:style-name="P56">In Programm B:</text:p>
      <text:p text:style-name="P54"><text:bookmark-start text:name="__DdeLink__711_2631456723"/><text:bookmark-start text:name="__DdeLink__730_477697059"/><text:bookmark-start text:name="__DdeLink__719_2631456723"/><text:bookmark-start text:name="__DdeLink__715_2631456723"/>int foo(<text:span text:style-name="T15">int </text:span>k) {</text:p>
      <text:p text:style-name="P54"><text:tab/>int i = 0;</text:p>
      <text:p text:style-name="P54"><text:tab/>int d = 0;</text:p>
      <text:p text:style-name="P54"><text:tab/>while(i &lt; k) {</text:p>
      <text:p text:style-name="P54"><text:tab/>i = i +1;</text:p>
      <text:p text:style-name="P54"><text:tab/>d = d + k;</text:p>
      <text:p text:style-name="P54">}</text:p>
      <text:p text:style-name="P58">return d;</text:p>
      <text:p text:style-name="P59">}</text:p>
      <text:p text:style-name="P54">int main (int k) {</text:p>
      <text:p text:style-name="P54"/>
      <text:p text:style-name="P54"><text:tab/>int a = 0;</text:p>
      <text:p text:style-name="P54"><text:tab/>a = foo(k);</text:p>
      <text:p text:style-name="P54"><text:tab/>return a;</text:p>
      <text:p text:style-name="P54">}<text:bookmark-end text:name="__DdeLink__707_2631456723"/><text:bookmark-end text:name="__DdeLink__711_2631456723"/><text:bookmark-end text:name="__DdeLink__715_2631456723"/><text:bookmark-end text:name="__DdeLink__719_2631456723"/><text:bookmark-end text:name="__DdeLink__730_477697059"/></text:p>
      <text:p text:style-name="P54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1:10:26.348145617</meta:creation-date>
    <dc:date>2018-03-03T14:00:06.989008431</dc:date>
    <meta:editing-duration>PT7H40M36S</meta:editing-duration>
    <meta:editing-cycles>16</meta:editing-cycles>
    <meta:generator>LibreOffice/5.3.1.2$Linux_X86_64 LibreOffice_project/30m0$Build-2</meta:generator>
    <meta:document-statistic meta:table-count="3" meta:image-count="0" meta:object-count="0" meta:page-count="5" meta:paragraph-count="124" meta:word-count="915" meta:character-count="6690" meta:non-whitespace-character-count="5809"/>
  </office:meta>
</office:document-meta>
</file>